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officeooo:paragraph-rsid="0009bde2"/>
    </style:style>
    <style:style style:name="T1" style:family="text">
      <style:text-properties officeooo:rsid="0009bde2"/>
    </style:style>
    <style:style style:name="T2" style:family="text">
      <style:text-properties officeooo:rsid="000bbad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 have done each week during this milestone:</text:p>
      <text:list text:style-name="L1">
        <text:list-item>
          <text:p text:style-name="P2">Week <text:span text:style-name="T1">1: </text:span><text:span text:style-name="T2">Doing final checkup to be sure that everything is working as expected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7:53:13.976317364</meta:creation-date>
    <dc:date>2025-12-03T12:22:53.737526817</dc:date>
    <meta:editing-duration>PT3M13S</meta:editing-duration>
    <meta:editing-cycles>2</meta:editing-cycles>
    <meta:generator>LibreOffice/25.2.7.2$Linux_X86_64 LibreOffice_project/520$Build-2</meta:generator>
    <meta:document-statistic meta:table-count="0" meta:image-count="0" meta:object-count="0" meta:page-count="1" meta:paragraph-count="2" meta:word-count="24" meta:character-count="128" meta:non-whitespace-character-count="107"/>
  </office:meta>
</office:document-meta>
</file>